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1D5210010A31F20C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68cm, 0cm, 15.64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317cm" svg:x="1cm" svg:y="9.89cm">
          <draw:image xlink:href="Pictures/10000201000007800000041D5210010A31F20CA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31T19:57:22.362940233</dc:date>
    <meta:editing-duration>PT1M6S</meta:editing-duration>
    <meta:editing-cycles>1</meta:editing-cycles>
    <meta:document-statistic meta:object-count="1"/>
    <meta:generator>LibreOffice/6.1.5.2$Linux_X86_64 LibreOffice_project/10$Build-2</meta:generator>
  </office:meta>
</office:document-meta>
</file>